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officeooo:rsid="000e396a" officeooo:paragraph-rsid="000e396a"/>
    </style:style>
    <style:style style:name="P4" style:family="paragraph" style:parent-style-name="Preformatted_20_Text">
      <style:text-properties officeooo:paragraph-rsid="000e396a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7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8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9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0" style:family="paragraph" style:parent-style-name="Preformatted_20_Text">
      <style:text-properties fo:color="#000000" fo:font-weight="normal" style:font-weight-asian="normal" style:font-weight-complex="normal"/>
    </style:style>
    <style:style style:name="P11" style:family="paragraph" style:parent-style-name="Preformatted_20_Text">
      <style:text-properties fo:color="#000000" officeooo:paragraph-rsid="00281541"/>
    </style:style>
    <style:style style:name="P12" style:family="paragraph" style:parent-style-name="Preformatted_20_Text">
      <style:text-properties fo:color="#000000" officeooo:paragraph-rsid="00294be8"/>
    </style:style>
    <style:style style:name="P13" style:family="paragraph" style:parent-style-name="Preformatted_20_Text">
      <style:text-properties fo:color="#000000" officeooo:rsid="00294be8" officeooo:paragraph-rsid="002a83d0"/>
    </style:style>
    <style:style style:name="P14" style:family="paragraph" style:parent-style-name="Preformatted_20_Text">
      <style:text-properties officeooo:rsid="0016930e" officeooo:paragraph-rsid="0016930e"/>
    </style:style>
    <style:style style:name="P15" style:family="paragraph" style:parent-style-name="Preformatted_20_Text">
      <style:text-properties officeooo:rsid="0019a2a3" officeooo:paragraph-rsid="0019a2a3"/>
    </style:style>
    <style:style style:name="P16" style:family="paragraph" style:parent-style-name="Preformatted_20_Text">
      <style:text-properties fo:color="#0000cd" fo:font-weight="bold" style:font-weight-asian="bold" style:font-weight-complex="bold"/>
    </style:style>
    <style:style style:name="P17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18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19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20" style:family="paragraph" style:parent-style-name="Preformatted_20_Text">
      <style:text-properties officeooo:paragraph-rsid="001fc096"/>
    </style:style>
    <style:style style:name="P21" style:family="paragraph" style:parent-style-name="Preformatted_20_Text">
      <style:text-properties officeooo:paragraph-rsid="0019a2a3"/>
    </style:style>
    <style:style style:name="P22" style:family="paragraph" style:parent-style-name="Preformatted_20_Text">
      <style:text-properties officeooo:rsid="002542ea" officeooo:paragraph-rsid="002542ea"/>
    </style:style>
    <style:style style:name="P23" style:family="paragraph" style:parent-style-name="Preformatted_20_Text">
      <style:text-properties officeooo:paragraph-rsid="002542ea"/>
    </style:style>
    <style:style style:name="P24" style:family="paragraph" style:parent-style-name="Preformatted_20_Text">
      <style:text-properties fo:color="#00a933" officeooo:rsid="00294be8" officeooo:paragraph-rsid="002a83d0"/>
    </style:style>
    <style:style style:name="P25" style:family="paragraph" style:parent-style-name="Preformatted_20_Text">
      <style:text-properties fo:color="#00a933" officeooo:paragraph-rsid="002b2479"/>
    </style:style>
    <style:style style:name="P26" style:family="paragraph" style:parent-style-name="Preformatted_20_Text">
      <style:text-properties fo:color="#00a933" officeooo:paragraph-rsid="002cc2c2"/>
    </style:style>
    <style:style style:name="P27" style:family="paragraph" style:parent-style-name="Preformatted_20_Text">
      <style:text-properties officeooo:paragraph-rsid="002b2479"/>
    </style:style>
    <style:style style:name="P28" style:family="paragraph" style:parent-style-name="Preformatted_20_Text">
      <style:text-properties officeooo:paragraph-rsid="002c5538"/>
    </style:style>
    <style:style style:name="P29" style:family="paragraph" style:parent-style-name="Preformatted_20_Text">
      <style:text-properties officeooo:paragraph-rsid="00312987"/>
    </style:style>
    <style:style style:name="P30" style:family="paragraph" style:parent-style-name="Preformatted_20_Text">
      <style:text-properties fo:background-color="transparent"/>
    </style:style>
    <style:style style:name="P31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33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34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paragraph-rsid="001fc096"/>
    </style:style>
    <style:style style:name="P45" style:family="paragraph" style:parent-style-name="Standard">
      <style:paragraph-properties fo:text-align="start" style:justify-single-word="false"/>
      <style:text-properties officeooo:paragraph-rsid="00211977"/>
    </style:style>
    <style:style style:name="P46" style:family="paragraph" style:parent-style-name="Preformatted_20_Text">
      <style:text-properties fo:color="#00a933"/>
    </style:style>
    <style:style style:name="P47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48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49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50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51" style:family="paragraph" style:parent-style-name="Preformatted_20_Text">
      <style:text-properties fo:color="#00a933" style:font-name="Liberation Mono" fo:font-size="10pt" fo:background-color="transparent" style:font-size-asian="10pt" style:font-size-complex="10pt"/>
    </style:style>
    <style:style style:name="P52" style:family="paragraph" style:parent-style-name="Preformatted_20_Text">
      <style:text-properties fo:color="#00a933" style:font-name="Liberation Mono" fo:font-size="10pt" officeooo:paragraph-rsid="0037015d" fo:background-color="transparent" style:font-size-asian="10pt" style:font-size-complex="10pt"/>
    </style:style>
    <style:style style:name="P53" style:family="paragraph" style:parent-style-name="Preformatted_20_Text">
      <style:text-properties fo:color="#00a933" officeooo:paragraph-rsid="0050a8fe"/>
    </style:style>
    <style:style style:name="P54" style:family="paragraph" style:parent-style-name="Preformatted_20_Text">
      <style:text-properties fo:color="#80008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55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56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57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58" style:family="paragraph" style:parent-style-name="Preformatted_20_Text">
      <style:text-properties officeooo:paragraph-rsid="0037015d" fo:background-color="transparent"/>
    </style:style>
    <style:style style:name="P59" style:family="paragraph" style:parent-style-name="Preformatted_20_Text">
      <style:text-properties fo:font-weight="bold" style:font-weight-asian="bold" style:font-weight-complex="bold"/>
    </style:style>
    <style:style style:name="P60" style:family="paragraph" style:parent-style-name="Preformatted_20_Text">
      <style:text-properties fo:color="#0000cd" fo:font-weight="bold" style:font-weight-asian="bold" style:font-weight-complex="bold"/>
    </style:style>
    <style:style style:name="P61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62" style:family="paragraph" style:parent-style-name="Preformatted_20_Text">
      <style:text-properties officeooo:paragraph-rsid="003c29b2"/>
    </style:style>
    <style:style style:name="P63" style:family="paragraph" style:parent-style-name="Preformatted_20_Text">
      <style:text-properties officeooo:paragraph-rsid="0037015d"/>
    </style:style>
    <style:style style:name="P64" style:family="paragraph" style:parent-style-name="Preformatted_20_Text">
      <style:text-properties officeooo:paragraph-rsid="004762bf"/>
    </style:style>
    <style:style style:name="P65" style:family="paragraph" style:parent-style-name="Preformatted_20_Text">
      <style:text-properties officeooo:paragraph-rsid="004a898d"/>
    </style:style>
    <style:style style:name="P66" style:family="paragraph" style:parent-style-name="Preformatted_20_Text">
      <style:text-properties officeooo:paragraph-rsid="0050a8fe"/>
    </style:style>
    <style:style style:name="P67" style:family="paragraph" style:parent-style-name="Preformatted_20_Text">
      <style:text-properties officeooo:paragraph-rsid="00533fd1"/>
    </style:style>
    <style:style style:name="P68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76" style:family="paragraph" style:parent-style-name="Standard">
      <style:paragraph-properties fo:text-align="start" style:justify-single-word="false"/>
      <style:text-properties officeooo:paragraph-rsid="0039eadd"/>
    </style:style>
    <style:style style:name="P77" style:family="paragraph" style:parent-style-name="Standard">
      <style:paragraph-properties fo:text-align="start" style:justify-single-word="false"/>
      <style:text-properties officeooo:paragraph-rsid="003a5645"/>
    </style:style>
    <style:style style:name="P78" style:family="paragraph" style:parent-style-name="Standard">
      <style:paragraph-properties fo:text-align="start" style:justify-single-word="false"/>
      <style:text-properties officeooo:paragraph-rsid="003f0255"/>
    </style:style>
    <style:style style:name="P79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81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0a8fe" style:font-weight-asian="bold" style:font-weight-complex="bold"/>
    </style:style>
    <style:style style:name="T7" style:family="text">
      <style:text-properties fo:font-weight="bold" officeooo:rsid="00521871" style:font-weight-asian="bold" style:font-weight-complex="bold"/>
    </style:style>
    <style:style style:name="T8" style:family="text">
      <style:text-properties fo:color="#0000cd"/>
    </style:style>
    <style:style style:name="T9" style:family="text">
      <style:text-properties fo:color="#0000cd" fo:font-weight="bold" style:font-weight-asian="bold" style:font-weight-complex="bold"/>
    </style:style>
    <style:style style:name="T10" style:family="text">
      <style:text-properties fo:color="#0000cd" fo:font-weight="bold" officeooo:rsid="000fd27a" style:font-weight-asian="bold" style:font-weight-complex="bold"/>
    </style:style>
    <style:style style:name="T11" style:family="text">
      <style:text-properties fo:color="#0000cd" fo:font-weight="bold" officeooo:rsid="000e396a" style:font-weight-asian="bold" style:font-weight-complex="bold"/>
    </style:style>
    <style:style style:name="T12" style:family="text">
      <style:text-properties fo:color="#0000cd" fo:font-weight="bold" officeooo:rsid="00108b38" style:font-weight-asian="bold" style:font-weight-complex="bold"/>
    </style:style>
    <style:style style:name="T13" style:family="text">
      <style:text-properties fo:color="#0000cd" fo:font-weight="bold" officeooo:rsid="0011f726" style:font-weight-asian="bold" style:font-weight-complex="bold"/>
    </style:style>
    <style:style style:name="T14" style:family="text">
      <style:text-properties fo:color="#0000cd" fo:font-weight="bold" officeooo:rsid="0011fb9d" style:font-weight-asian="bold" style:font-weight-complex="bold"/>
    </style:style>
    <style:style style:name="T15" style:family="text">
      <style:text-properties fo:color="#0000cd" fo:font-weight="bold" officeooo:rsid="0013e258" style:font-weight-asian="bold" style:font-weight-complex="bold"/>
    </style:style>
    <style:style style:name="T16" style:family="text">
      <style:text-properties fo:color="#0000cd" fo:font-weight="bold" officeooo:rsid="0014248a" style:font-weight-asian="bold" style:font-weight-complex="bold"/>
    </style:style>
    <style:style style:name="T17" style:family="text">
      <style:text-properties fo:color="#0000cd" fo:font-weight="bold" officeooo:rsid="0015dbd2" style:font-weight-asian="bold" style:font-weight-complex="bold"/>
    </style:style>
    <style:style style:name="T18" style:family="text">
      <style:text-properties fo:color="#0000cd" fo:font-weight="bold" officeooo:rsid="000f5d9e" style:font-weight-asian="bold" style:font-weight-complex="bold"/>
    </style:style>
    <style:style style:name="T19" style:family="text">
      <style:text-properties fo:color="#0000cd" fo:font-weight="bold" officeooo:rsid="0031d8af" style:font-weight-asian="bold" style:font-weight-complex="bold"/>
    </style:style>
    <style:style style:name="T20" style:family="text">
      <style:text-properties fo:color="#0000cd" fo:font-weight="bold" officeooo:rsid="0016930e" style:font-weight-asian="bold" style:font-weight-complex="bold"/>
    </style:style>
    <style:style style:name="T21" style:family="text">
      <style:text-properties fo:color="#0000cd" fo:font-weight="bold" officeooo:rsid="003610d6" style:font-weight-asian="bold" style:font-weight-complex="bold"/>
    </style:style>
    <style:style style:name="T22" style:family="text">
      <style:text-properties fo:color="#0000cd" fo:font-weight="bold" officeooo:rsid="0018503b" style:font-weight-asian="bold" style:font-weight-complex="bold"/>
    </style:style>
    <style:style style:name="T23" style:family="text">
      <style:text-properties fo:color="#0000cd" fo:font-weight="bold" officeooo:rsid="001a3cf0" style:font-weight-asian="bold" style:font-weight-complex="bold"/>
    </style:style>
    <style:style style:name="T24" style:family="text">
      <style:text-properties fo:color="#0000cd" fo:font-weight="bold" officeooo:rsid="001fc096" style:font-weight-asian="bold" style:font-weight-complex="bold"/>
    </style:style>
    <style:style style:name="T25" style:family="text">
      <style:text-properties fo:color="#0000cd" fo:font-weight="bold" officeooo:rsid="00226f2b" style:font-weight-asian="bold" style:font-weight-complex="bold"/>
    </style:style>
    <style:style style:name="T26" style:family="text">
      <style:text-properties fo:color="#0000cd" fo:font-weight="bold" officeooo:rsid="002542ea" style:font-weight-asian="bold" style:font-weight-complex="bold"/>
    </style:style>
    <style:style style:name="T27" style:family="text">
      <style:text-properties fo:color="#0000cd" fo:font-weight="bold" officeooo:rsid="00272843" style:font-weight-asian="bold" style:font-weight-complex="bold"/>
    </style:style>
    <style:style style:name="T28" style:family="text">
      <style:text-properties fo:color="#0000cd" fo:font-weight="bold" officeooo:rsid="00312987" style:font-weight-asian="bold" style:font-weight-complex="bold"/>
    </style:style>
    <style:style style:name="T29" style:family="text">
      <style:text-properties fo:color="#0000cd" fo:font-weight="bold" officeooo:rsid="00350715" style:font-weight-asian="bold" style:font-weight-complex="bold"/>
    </style:style>
    <style:style style:name="T30" style:family="text">
      <style:text-properties fo:color="#0000cd" fo:font-weight="bold" officeooo:rsid="0037015d" style:font-weight-asian="bold" style:font-weight-complex="bold"/>
    </style:style>
    <style:style style:name="T31" style:family="text">
      <style:text-properties fo:color="#0000cd" fo:font-weight="bold" officeooo:rsid="0037ce57" style:font-weight-asian="bold" style:font-weight-complex="bold"/>
    </style:style>
    <style:style style:name="T32" style:family="text">
      <style:text-properties fo:color="#0000cd" fo:font-weight="bold" officeooo:rsid="003c29b2" style:font-weight-asian="bold" style:font-weight-complex="bold"/>
    </style:style>
    <style:style style:name="T33" style:family="text">
      <style:text-properties fo:color="#0000cd" fo:font-weight="bold" officeooo:rsid="003e68df" style:font-weight-asian="bold" style:font-weight-complex="bold"/>
    </style:style>
    <style:style style:name="T34" style:family="text">
      <style:text-properties fo:color="#0000cd" fo:font-weight="bold" officeooo:rsid="00417cc6" style:font-weight-asian="bold" style:font-weight-complex="bold"/>
    </style:style>
    <style:style style:name="T35" style:family="text">
      <style:text-properties fo:color="#0000cd" fo:font-weight="bold" officeooo:rsid="004762bf" style:font-weight-asian="bold" style:font-weight-complex="bold"/>
    </style:style>
    <style:style style:name="T36" style:family="text">
      <style:text-properties fo:color="#0000cd" fo:font-weight="bold" officeooo:rsid="004cdc3c" style:font-weight-asian="bold" style:font-weight-complex="bold"/>
    </style:style>
    <style:style style:name="T37" style:family="text">
      <style:text-properties fo:color="#0000cd" fo:font-weight="bold" officeooo:rsid="0050a8fe" style:font-weight-asian="bold" style:font-weight-complex="bold"/>
    </style:style>
    <style:style style:name="T38" style:family="text">
      <style:text-properties fo:color="#0000cd" fo:font-weight="bold" officeooo:rsid="00521871" style:font-weight-asian="bold" style:font-weight-complex="bold"/>
    </style:style>
    <style:style style:name="T39" style:family="text">
      <style:text-properties fo:color="#0000cd" fo:font-weight="bold" fo:background-color="transparent" loext:char-shading-value="0" style:font-weight-asian="bold" style:font-weight-complex="bold"/>
    </style:style>
    <style:style style:name="T40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41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42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43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44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45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46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47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48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49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50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51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3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54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55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56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57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58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59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60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61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62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63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64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65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66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67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68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69" style:family="text">
      <style:text-properties fo:color="#0000cd" officeooo:rsid="00226f2b"/>
    </style:style>
    <style:style style:name="T70" style:family="text">
      <style:text-properties fo:color="#0000cd" style:font-weight-asian="bold" style:font-weight-complex="bold"/>
    </style:style>
    <style:style style:name="T71" style:family="text">
      <style:text-properties fo:color="#0000cd" officeooo:rsid="003f0255" style:font-weight-asian="bold" style:font-weight-complex="bold"/>
    </style:style>
    <style:style style:name="T72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79" style:family="text">
      <style:text-properties officeooo:rsid="00108b38"/>
    </style:style>
    <style:style style:name="T80" style:family="text">
      <style:text-properties officeooo:rsid="0011fb9d"/>
    </style:style>
    <style:style style:name="T81" style:family="text">
      <style:text-properties fo:color="#00a933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fo:color="#00a933" fo:font-weight="normal"/>
    </style:style>
    <style:style style:name="T84" style:family="text">
      <style:text-properties fo:color="#00a933" fo:font-weight="normal" officeooo:rsid="001a3cf0" style:font-weight-asian="normal" style:font-weight-complex="normal"/>
    </style:style>
    <style:style style:name="T85" style:family="text">
      <style:text-properties fo:color="#00a933" fo:font-weight="normal" officeooo:rsid="0011fb9d" style:font-weight-asian="normal" style:font-weight-complex="normal"/>
    </style:style>
    <style:style style:name="T86" style:family="text">
      <style:text-properties fo:color="#00a933" fo:font-weight="normal" officeooo:rsid="000e396a" style:font-weight-asian="normal" style:font-weight-complex="normal"/>
    </style:style>
    <style:style style:name="T87" style:family="text">
      <style:text-properties fo:color="#00a933" fo:font-weight="normal" officeooo:rsid="0013e258" style:font-weight-asian="normal" style:font-weight-complex="normal"/>
    </style:style>
    <style:style style:name="T88" style:family="text">
      <style:text-properties fo:color="#00a933" fo:font-weight="normal" officeooo:rsid="0037015d" style:font-weight-asian="normal" style:font-weight-complex="normal"/>
    </style:style>
    <style:style style:name="T89" style:family="text">
      <style:text-properties fo:color="#00a933" fo:font-weight="normal" officeooo:rsid="004d38ad" style:font-weight-asian="normal" style:font-weight-complex="normal"/>
    </style:style>
    <style:style style:name="T90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91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92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93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94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95" style:family="text">
      <style:text-properties fo:color="#00a933" style:font-name="Liberation Mono" fo:font-size="10pt" style:font-size-asian="10pt" style:font-size-complex="10pt"/>
    </style:style>
    <style:style style:name="T96" style:family="text">
      <style:text-properties fo:color="#00a933" style:font-name="Liberation Mono" fo:font-size="10pt" officeooo:rsid="004762bf" style:font-size-asian="10pt" style:font-size-complex="10pt"/>
    </style:style>
    <style:style style:name="T97" style:family="text">
      <style:text-properties fo:color="#00a933" style:font-name="Liberation Mono" fo:font-size="10pt" officeooo:rsid="0097e6d5" style:font-size-asian="10pt" style:font-size-complex="10pt"/>
    </style:style>
    <style:style style:name="T98" style:family="text">
      <style:text-properties fo:color="#00a933" officeooo:rsid="00350715"/>
    </style:style>
    <style:style style:name="T99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00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01" style:family="text">
      <style:text-properties fo:color="#00a933" style:font-name="Liberation Mono" fo:font-size="10pt" style:font-size-asian="10pt" style:font-size-complex="10pt"/>
    </style:style>
    <style:style style:name="T102" style:family="text">
      <style:text-properties fo:color="#00a933" style:font-name="Liberation Mono" fo:font-size="10pt" fo:background-color="transparent" loext:char-shading-value="0" style:font-size-asian="10pt" style:font-size-complex="10pt"/>
    </style:style>
    <style:style style:name="T103" style:family="text">
      <style:text-properties fo:color="#00a933" style:font-name="Liberation Mono" fo:font-size="10pt" fo:background-color="transparent" loext:char-shading-value="0" style:font-size-asian="10pt" style:font-size-complex="10pt"/>
    </style:style>
    <style:style style:name="T104" style:family="text">
      <style:text-properties officeooo:rsid="0013e258"/>
    </style:style>
    <style:style style:name="T105" style:family="text">
      <style:text-properties officeooo:rsid="0014248a"/>
    </style:style>
    <style:style style:name="T106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107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108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109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110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111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112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113" style:family="text">
      <style:text-properties style:font-name="Liberation Mono" fo:font-size="10pt" style:font-size-asian="10pt" style:font-size-complex="10pt"/>
    </style:style>
    <style:style style:name="T114" style:family="text">
      <style:text-properties style:font-name="Liberation Mono" fo:font-size="10pt" officeooo:rsid="00441a36" style:font-size-asian="10pt" style:font-size-complex="10pt"/>
    </style:style>
    <style:style style:name="T115" style:family="text">
      <style:text-properties style:font-name="Liberation Mono" fo:font-size="10pt" officeooo:rsid="00a77a78" style:font-size-asian="10pt" style:font-size-complex="10pt"/>
    </style:style>
    <style:style style:name="T116" style:family="text">
      <style:text-properties style:font-name="Liberation Mono" fo:font-size="10pt" officeooo:rsid="004762bf" style:font-size-asian="10pt" style:font-size-complex="10pt"/>
    </style:style>
    <style:style style:name="T117" style:family="text">
      <style:text-properties style:font-name="Liberation Mono" fo:font-size="10pt" officeooo:rsid="0097e6d5" style:font-size-asian="10pt" style:font-size-complex="10pt"/>
    </style:style>
    <style:style style:name="T118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19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120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121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122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123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124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125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126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127" style:family="text">
      <style:text-properties officeooo:rsid="0015dbd2"/>
    </style:style>
    <style:style style:name="T128" style:family="text">
      <style:text-properties fo:color="#800080" style:font-name="Liberation Mono" fo:font-size="10pt" officeooo:rsid="00441a36" style:font-size-asian="10pt" style:font-size-complex="10pt"/>
    </style:style>
    <style:style style:name="T129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30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131" style:family="text">
      <style:text-properties officeooo:rsid="0031d8af"/>
    </style:style>
    <style:style style:name="T132" style:family="text">
      <style:text-properties fo:color="#ff0000" officeooo:rsid="01322a9b"/>
    </style:style>
    <style:style style:name="T133" style:family="text">
      <style:text-properties fo:color="#ff0000" fo:font-weight="bold" style:font-weight-asian="bold" style:font-weight-complex="bold"/>
    </style:style>
    <style:style style:name="T134" style:family="text">
      <style:text-properties fo:font-weight="normal"/>
    </style:style>
    <style:style style:name="T135" style:family="text">
      <style:text-properties fo:font-weight="normal" style:font-weight-asian="normal" style:font-weight-complex="normal"/>
    </style:style>
    <style:style style:name="T136" style:family="text">
      <style:text-properties fo:font-weight="normal" officeooo:rsid="000e396a" style:font-weight-asian="normal" style:font-weight-complex="normal"/>
    </style:style>
    <style:style style:name="T137" style:family="text">
      <style:text-properties fo:font-weight="normal" officeooo:rsid="003a5645" style:font-weight-asian="normal" style:font-weight-complex="normal"/>
    </style:style>
    <style:style style:name="T138" style:family="text">
      <style:text-properties fo:font-weight="normal" officeooo:rsid="003f0255" style:font-weight-asian="normal" style:font-weight-complex="normal"/>
    </style:style>
    <style:style style:name="T139" style:family="text">
      <style:text-properties fo:font-weight="normal" officeooo:rsid="004e98d7" style:font-weight-asian="normal" style:font-weight-complex="normal"/>
    </style:style>
    <style:style style:name="T140" style:family="text">
      <style:text-properties fo:font-weight="normal" officeooo:rsid="0050a8fe" style:font-weight-asian="normal" style:font-weight-complex="normal"/>
    </style:style>
    <style:style style:name="T141" style:family="text">
      <style:text-properties fo:font-weight="normal" fo:background-color="#1e1e1e" loext:char-shading-value="0"/>
    </style:style>
    <style:style style:name="T142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143" style:family="text">
      <style:text-properties fo:color="#000000"/>
    </style:style>
    <style:style style:name="T144" style:family="text">
      <style:text-properties fo:color="#000000" fo:font-weight="normal" style:font-weight-asian="normal" style:font-weight-complex="normal"/>
    </style:style>
    <style:style style:name="T145" style:family="text">
      <style:text-properties fo:color="#000000" fo:font-weight="normal" officeooo:rsid="001fc096" style:font-weight-asian="normal" style:font-weight-complex="normal"/>
    </style:style>
    <style:style style:name="T146" style:family="text">
      <style:text-properties fo:color="#000000" fo:font-weight="normal" officeooo:rsid="00226f2b" style:font-weight-asian="normal" style:font-weight-complex="normal"/>
    </style:style>
    <style:style style:name="T147" style:family="text">
      <style:text-properties fo:color="#000000" fo:font-weight="normal" officeooo:rsid="002444bc" style:font-weight-asian="normal" style:font-weight-complex="normal"/>
    </style:style>
    <style:style style:name="T148" style:family="text">
      <style:text-properties fo:color="#000000" fo:font-weight="normal" officeooo:rsid="0037015d" style:font-weight-asian="normal" style:font-weight-complex="normal"/>
    </style:style>
    <style:style style:name="T149" style:family="text">
      <style:text-properties fo:color="#000000" fo:font-weight="normal" officeooo:rsid="00417cc6" style:font-weight-asian="normal" style:font-weight-complex="normal"/>
    </style:style>
    <style:style style:name="T150" style:family="text">
      <style:text-properties fo:color="#000000" fo:font-weight="normal" officeooo:rsid="004d38ad" style:font-weight-asian="normal" style:font-weight-complex="normal"/>
    </style:style>
    <style:style style:name="T151" style:family="text">
      <style:text-properties fo:color="#000000" fo:font-weight="normal" officeooo:rsid="00500a7a" style:font-weight-asian="normal" style:font-weight-complex="normal"/>
    </style:style>
    <style:style style:name="T152" style:family="text">
      <style:text-properties fo:color="#000000" fo:font-weight="normal" officeooo:rsid="00533fd1" style:font-weight-asian="normal" style:font-weight-complex="normal"/>
    </style:style>
    <style:style style:name="T153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154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155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156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157" style:family="text">
      <style:text-properties fo:color="#000000" style:font-name="Liberation Mono" fo:font-size="10pt" fo:font-weight="normal" officeooo:rsid="00533fd1" style:font-name-asian="Noto Sans Mono CJK SC" style:font-size-asian="10pt" style:font-weight-asian="normal" style:font-name-complex="Liberation Mono" style:font-size-complex="10pt" style:font-weight-complex="normal"/>
    </style:style>
    <style:style style:name="T158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159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160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161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162" style:family="text">
      <style:text-properties fo:color="#000000" style:font-name="Liberation Mono" fo:font-size="10pt" officeooo:rsid="00441a36" style:font-size-asian="10pt" style:font-size-complex="10pt"/>
    </style:style>
    <style:style style:name="T163" style:family="text">
      <style:text-properties fo:color="#000000" style:font-name="Liberation Mono" fo:font-size="10pt" officeooo:rsid="001fc096" style:font-size-asian="10pt" style:font-size-complex="10pt"/>
    </style:style>
    <style:style style:name="T164" style:family="text">
      <style:text-properties fo:color="#000000" style:font-name="Liberation Mono" fo:font-size="10pt" officeooo:rsid="013c4ccc" style:font-size-asian="10pt" style:font-size-complex="10pt"/>
    </style:style>
    <style:style style:name="T165" style:family="text">
      <style:text-properties fo:color="#000000" style:font-name="Liberation Mono" fo:font-size="10pt" officeooo:rsid="004762bf" style:font-size-asian="10pt" style:font-size-complex="10pt"/>
    </style:style>
    <style:style style:name="T166" style:family="text">
      <style:text-properties fo:color="#000000" style:font-name="Liberation Mono" fo:font-size="10pt" officeooo:rsid="0097e6d5" style:font-size-asian="10pt" style:font-size-complex="10pt"/>
    </style:style>
    <style:style style:name="T167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68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169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170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171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72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173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174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75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76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77" style:family="text">
      <style:text-properties fo:color="#000000" style:font-name="Liberation Mono" fo:font-size="10pt" fo:font-weight="normal" officeooo:rsid="004e98d7" fo:background-color="transparent" loext:char-shading-value="0" style:font-size-asian="10pt" style:font-weight-asian="normal" style:font-size-complex="10pt" style:font-weight-complex="normal"/>
    </style:style>
    <style:style style:name="T178" style:family="text">
      <style:text-properties officeooo:rsid="003610d6"/>
    </style:style>
    <style:style style:name="T179" style:family="text">
      <style:text-properties officeooo:rsid="0018503b"/>
    </style:style>
    <style:style style:name="T180" style:family="text">
      <style:text-properties officeooo:rsid="001a3cf0"/>
    </style:style>
    <style:style style:name="T181" style:family="text">
      <style:text-properties officeooo:rsid="001de34a"/>
    </style:style>
    <style:style style:name="T182" style:family="text">
      <style:text-properties officeooo:rsid="001fc096"/>
    </style:style>
    <style:style style:name="T183" style:family="text">
      <style:text-properties officeooo:rsid="005bab04"/>
    </style:style>
    <style:style style:name="T184" style:family="text">
      <style:text-properties fo:background-color="transparent" loext:char-shading-value="0"/>
    </style:style>
    <style:style style:name="T185" style:family="text">
      <style:text-properties officeooo:rsid="002542ea"/>
    </style:style>
    <style:style style:name="T186" style:family="text">
      <style:text-properties officeooo:rsid="00272843"/>
    </style:style>
    <style:style style:name="T187" style:family="text">
      <style:text-properties officeooo:rsid="00312987"/>
    </style:style>
    <style:style style:name="T188" style:family="text">
      <style:text-properties fo:color="#d4d4d4" style:font-name="Droid Sans Mono" fo:font-size="10.5pt" fo:font-weight="normal" fo:background-color="#1e1e1e" loext:char-shading-value="0"/>
    </style:style>
    <style:style style:name="T189" style:family="text">
      <style:text-properties fo:color="#d4d4d4" style:font-name="Droid Sans Mono" fo:font-size="10.5pt" fo:font-weight="normal" officeooo:rsid="0050a8fe" fo:background-color="#1e1e1e" loext:char-shading-value="0" style:font-weight-asian="normal" style:font-weight-complex="normal"/>
    </style:style>
    <style:style style:name="T190" style:family="text">
      <style:text-properties fo:color="#d4d4d4" style:font-name="Droid Sans Mono" fo:font-size="10.5pt" fo:font-weight="normal" officeooo:rsid="0050a8fe" style:font-weight-asian="normal" style:font-weight-complex="normal"/>
    </style:style>
    <style:style style:name="T191" style:family="text">
      <style:text-properties fo:color="#d4d4d4" fo:font-size="10.5pt" fo:font-weight="normal" fo:background-color="#1e1e1e" loext:char-shading-value="0"/>
    </style:style>
    <style:style style:name="T192" style:family="text">
      <style:text-properties fo:color="#d4d4d4" fo:font-weight="normal" fo:background-color="#1e1e1e" loext:char-shading-value="0"/>
    </style:style>
    <style:style style:name="T193" style:family="text">
      <style:text-properties fo:color="#4ec9b0" style:font-name="Droid Sans Mono" fo:font-size="10.5pt" fo:font-weight="normal" fo:background-color="#1e1e1e" loext:char-shading-value="0"/>
    </style:style>
    <style:style style:name="T194" style:family="text">
      <style:text-properties fo:color="#4ec9b0" style:font-name="Droid Sans Mono" fo:font-size="10.5pt" fo:font-weight="normal" officeooo:rsid="0050a8fe" fo:background-color="#1e1e1e" loext:char-shading-value="0" style:font-weight-asian="normal" style:font-weight-complex="normal"/>
    </style:style>
    <style:style style:name="T195" style:family="text">
      <style:text-properties fo:color="#4ec9b0" style:font-name="Droid Sans Mono" fo:font-size="10.5pt" fo:font-weight="normal" officeooo:rsid="0050a8fe" style:font-weight-asian="normal" style:font-weight-complex="normal"/>
    </style:style>
    <style:style style:name="T196" style:family="text">
      <style:text-properties fo:color="#4ec9b0" fo:font-size="10.5pt" fo:font-weight="normal" fo:background-color="#1e1e1e" loext:char-shading-value="0"/>
    </style:style>
    <style:style style:name="T197" style:family="text">
      <style:text-properties fo:color="#4ec9b0" fo:font-weight="normal" fo:background-color="#1e1e1e" loext:char-shading-value="0"/>
    </style:style>
    <style:style style:name="T198" style:family="text">
      <style:text-properties fo:color="#dcdcaa" style:font-name="Droid Sans Mono" fo:font-size="10.5pt" fo:font-weight="normal" fo:background-color="#1e1e1e" loext:char-shading-value="0"/>
    </style:style>
    <style:style style:name="T199" style:family="text">
      <style:text-properties fo:color="#dcdcaa" style:font-name="Droid Sans Mono" fo:font-size="10.5pt" fo:font-weight="normal" officeooo:rsid="0050a8fe" fo:background-color="#1e1e1e" loext:char-shading-value="0" style:font-weight-asian="normal" style:font-weight-complex="normal"/>
    </style:style>
    <style:style style:name="T200" style:family="text">
      <style:text-properties fo:color="#dcdcaa" style:font-name="Droid Sans Mono" fo:font-size="10.5pt" fo:font-weight="normal" officeooo:rsid="0050a8fe" style:font-weight-asian="normal" style:font-weight-complex="normal"/>
    </style:style>
    <style:style style:name="T201" style:family="text">
      <style:text-properties fo:color="#dcdcaa" fo:font-size="10.5pt" fo:font-weight="normal" fo:background-color="#1e1e1e" loext:char-shading-value="0"/>
    </style:style>
    <style:style style:name="T202" style:family="text">
      <style:text-properties fo:color="#dcdcaa" fo:font-weight="normal" fo:background-color="#1e1e1e" loext:char-shading-value="0"/>
    </style:style>
    <style:style style:name="T203" style:family="text">
      <style:text-properties fo:color="#9cdcfe" style:font-name="Droid Sans Mono" fo:font-size="10.5pt" fo:font-weight="normal" fo:background-color="#1e1e1e" loext:char-shading-value="0"/>
    </style:style>
    <style:style style:name="T204" style:family="text">
      <style:text-properties fo:color="#9cdcfe" style:font-name="Droid Sans Mono" fo:font-size="10.5pt" fo:font-weight="normal" officeooo:rsid="0050a8fe" fo:background-color="#1e1e1e" loext:char-shading-value="0" style:font-weight-asian="normal" style:font-weight-complex="normal"/>
    </style:style>
    <style:style style:name="T205" style:family="text">
      <style:text-properties fo:color="#9cdcfe" style:font-name="Droid Sans Mono" fo:font-size="10.5pt" fo:font-weight="normal" officeooo:rsid="0050a8fe" style:font-weight-asian="normal" style:font-weight-complex="normal"/>
    </style:style>
    <style:style style:name="T206" style:family="text">
      <style:text-properties fo:color="#9cdcfe" fo:font-size="10.5pt" fo:font-weight="normal" fo:background-color="#1e1e1e" loext:char-shading-value="0"/>
    </style:style>
    <style:style style:name="T207" style:family="text">
      <style:text-properties fo:color="#9cdcfe" fo:font-weight="normal" fo:background-color="#1e1e1e" loext:char-shading-value="0"/>
    </style:style>
    <style:style style:name="T208" style:family="text">
      <style:text-properties fo:color="#b5cea8" style:font-name="Droid Sans Mono" fo:font-size="10.5pt" fo:font-weight="normal" fo:background-color="#1e1e1e" loext:char-shading-value="0"/>
    </style:style>
    <style:style style:name="T209" style:family="text">
      <style:text-properties fo:color="#b5cea8" fo:font-size="10.5pt" fo:font-weight="normal" fo:background-color="#1e1e1e" loext:char-shading-value="0"/>
    </style:style>
    <style:style style:name="T210" style:family="text">
      <style:text-properties fo:color="#b5cea8" fo:font-weight="normal" fo:background-color="#1e1e1e" loext:char-shading-value="0"/>
    </style:style>
    <style:style style:name="T211" style:family="text">
      <style:text-properties officeooo:rsid="00340f3c"/>
    </style:style>
    <style:style style:name="T212" style:family="text">
      <style:text-properties officeooo:rsid="00350715"/>
    </style:style>
    <style:style style:name="T213" style:family="text">
      <style:text-properties officeooo:rsid="0037ce57"/>
    </style:style>
    <style:style style:name="T214" style:family="text">
      <style:text-properties style:font-name="Liberation Mono"/>
    </style:style>
    <style:style style:name="T215" style:family="text">
      <style:text-properties style:font-name="Liberation Mono" fo:font-size="10pt" style:font-size-asian="10pt" style:font-size-complex="10pt"/>
    </style:style>
    <style:style style:name="T216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17" style:family="text">
      <style:text-properties style:font-name="Liberation Mono" officeooo:rsid="003e68df" fo:background-color="transparent" loext:char-shading-value="0"/>
    </style:style>
    <style:style style:name="T218" style:family="text">
      <style:text-properties fo:color="#569cd6" style:font-name="Droid Sans Mono" fo:font-size="10.5pt" fo:font-weight="normal" fo:background-color="#1e1e1e" loext:char-shading-value="0"/>
    </style:style>
    <style:style style:name="T219" style:family="text">
      <style:text-properties fo:color="#569cd6" fo:font-size="10.5pt" fo:font-weight="normal" fo:background-color="#1e1e1e" loext:char-shading-value="0"/>
    </style:style>
    <style:style style:name="T220" style:family="text">
      <style:text-properties fo:color="#569cd6" fo:font-weight="normal" fo:background-color="#1e1e1e" loext:char-shading-value="0"/>
    </style:style>
    <style:style style:name="T221" style:family="text">
      <style:text-properties officeooo:rsid="003a5645"/>
    </style:style>
    <style:style style:name="T222" style:family="text">
      <style:text-properties style:font-name="Droid Sans Mono" fo:font-size="10.5pt" fo:font-weight="normal" officeooo:rsid="0050a8fe" style:font-weight-asian="normal" style:font-weight-complex="normal"/>
    </style:style>
    <style:style style:name="T223" style:family="text">
      <style:text-properties fo:font-size="10.5pt" fo:font-weight="normal" officeooo:rsid="0050a8fe" style:font-weight-asian="normal" style:font-weight-complex="normal"/>
    </style:style>
    <style:style style:name="T224" style:family="text">
      <style:text-properties officeooo:rsid="003c29b2"/>
    </style:style>
    <style:style style:name="T225" style:family="text">
      <style:text-properties officeooo:rsid="003e68df"/>
    </style:style>
    <style:style style:name="T226" style:family="text">
      <style:text-properties officeooo:rsid="00439f73"/>
    </style:style>
    <style:style style:name="T227" style:family="text">
      <style:text-properties fo:color="#c586c0" style:font-name="Droid Sans Mono" fo:font-size="10.5pt" fo:font-weight="normal" fo:background-color="#1e1e1e" loext:char-shading-value="0"/>
    </style:style>
    <style:style style:name="T228" style:family="text">
      <style:text-properties fo:color="#c586c0" fo:font-size="10.5pt" fo:font-weight="normal" fo:background-color="#1e1e1e" loext:char-shading-value="0"/>
    </style:style>
    <style:style style:name="T229" style:family="text">
      <style:text-properties fo:color="#c586c0" fo:font-weight="normal" fo:background-color="#1e1e1e" loext:char-shading-value="0"/>
    </style:style>
    <style:style style:name="T230" style:family="text">
      <style:text-properties officeooo:rsid="004cdc3c"/>
    </style:style>
    <style:style style:name="T231" style:family="text">
      <style:text-properties officeooo:rsid="004d38ad"/>
    </style:style>
    <style:style style:name="T232" style:family="text">
      <style:text-properties officeooo:rsid="00521871"/>
    </style:style>
    <style:style style:name="T233" style:family="text">
      <style:text-properties officeooo:rsid="00533f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6">0) general:</text:p>
      <text:p text:style-name="P3"/>
      <text:p text:style-name="P42"><text:span text:style-name="T9">-</text:span><text:span text:style-name="T10">&gt; </text:span><text:span text:style-name="T9">// </text:span>- single line comments</text:p>
      <text:p text:style-name="P42"><text:span text:style-name="T9">-</text:span><text:span text:style-name="T10">&gt; </text:span><text:span text:style-name="T9">/*</text:span><text:span text:style-name="T8"> … </text:span><text:span text:style-name="T9">*/</text:span><text:span text:style-name="T8"> </text:span>- multiple line comments </text:p>
      <text:p text:style-name="P42"><text:span text:style-name="T9">-</text:span><text:span text:style-name="T12">&gt; int main() {... </text:span><text:span text:style-name="T13">return 0;</text:span><text:span text:style-name="T12">} </text:span><text:span text:style-name="T79">- starting point of program execution.</text:span></text:p>
      <text:p text:style-name="P4"><text:span text:style-name="T11">-&gt; sizeof() </text:span><text:span text:style-name="T1">- </text:span>Yields the size in bytes of the object representation of type</text:p>
      <text:p text:style-name="Preformatted_20_Text"><text:tab/><text:span text:style-name="T86">sizeof(int)<text:tab/></text:span><text:span text:style-name="T136"><text:tab/><text:tab/><text:tab/><text:tab/><text:tab/><text:tab/><text:tab/><text:tab/># out: 4</text:span></text:p>
      <text:p text:style-name="Preformatted_20_Text"><text:span text:style-name="T9">-</text:span><text:span text:style-name="T14">&gt; using namespace …;</text:span><text:span text:style-name="T80"> - defining namespace</text:span></text:p>
      <text:p text:style-name="Preformatted_20_Text"><text:tab/><text:span text:style-name="T85">using namespace std;</text:span></text:p>
      <text:p text:style-name="P10"><text:span text:style-name="T14">-</text:span><text:span text:style-name="T15">&gt; using …;</text:span><text:span text:style-name="T104"> - enable to specify only what you need</text:span></text:p>
      <text:p text:style-name="Preformatted_20_Text"><text:span text:style-name="T144"><text:tab/></text:span><text:span text:style-name="T87">using std::cin;</text:span></text:p>
      <text:p text:style-name="Preformatted_20_Text"><text:span text:style-name="T9">-</text:span><text:span text:style-name="T16">&gt; </text:span><text:span text:style-name="T48">&lt;&lt;</text:span><text:span text:style-name="T16"> </text:span><text:span text:style-name="T105">- insertion operator</text:span></text:p>
      <text:p text:style-name="Preformatted_20_Text"><text:span text:style-name="T9">-</text:span><text:span text:style-name="T16">&gt; &gt;&gt;</text:span><text:span text:style-name="T105"> - extraction operator</text:span></text:p>
      <text:p text:style-name="Preformatted_20_Text"><text:span text:style-name="T9">-</text:span><text:span text:style-name="T23">&gt; const</text:span><text:span text:style-name="T180"> – declare constant variable, function</text:span></text:p>
      <text:p text:style-name="Preformatted_20_Text"><text:tab/><text:span text:style-name="T84">const int months_in_year {12};</text:span></text:p>
      <text:p text:style-name="P43"><text:span text:style-name="T39">-</text:span><text:span text:style-name="T40">&gt; </text:span><text:span text:style-name="T41">static_cast&lt;data_type&gt;(variable)</text:span><text:span text:style-name="T183"> - </text:span>e<text:span text:style-name="T183">xplicit type casting</text:span></text:p>
      <text:p text:style-name="P43"><text:tab/><text:span text:style-name="T81">num3 = </text:span><text:span text:style-name="T82">static_cast&lt;double&gt;(num1)</text:span><text:span text:style-name="T81"> / num2</text:span></text:p>
      <text:p text:style-name="P40"><text:span text:style-name="T9">-</text:span><text:span text:style-name="T27">&gt; !, &amp;&amp;, ||</text:span><text:span text:style-name="T186"> - logical operators: not, and, or</text:span></text:p>
      <text:p text:style-name="P11"><text:tab/><text:span text:style-name="T93">w</text:span><text:span text:style-name="T94">ithin_bounds = (num &gt; lower &amp;&amp; num &lt; upper)</text:span><text:span text:style-name="T118"> -</text:span><text:span text:style-name="T119"> important parenthesis </text:span><text:span text:style-name="T120">for <text:tab/><text:tab/>logical expressions</text:span></text:p>
      <text:p text:style-name="P11"><text:span text:style-name="T56">-</text:span><text:span text:style-name="T58">&gt; if, else if, else</text:span><text:span text:style-name="T122"> – conditionals</text:span></text:p>
      <text:p text:style-name="P47"><text:tab/>if (expr) {...;}</text:p>
      <text:p text:style-name="P47"><text:tab/>else if (expr) {...;}</text:p>
      <text:p text:style-name="P48"><text:tab/>else {...;}</text:p>
      <text:p text:style-name="P13"><text:span text:style-name="T51">-</text:span><text:span text:style-name="T60">&gt; </text:span><text:span text:style-name="T61">(cond_expr) ? expr1 : expr2</text:span><text:span text:style-name="T124"> - </text:span><text:span text:style-name="T125">short form of ‘if’ statement</text:span></text:p>
      <text:p text:style-name="P24"><text:span text:style-name="T125"><text:tab/></text:span><text:span text:style-name="T124">cout &lt;&lt; num &lt;&lt; " is " &lt;&lt; ( (num %2 ==0) ? "even" : "odd" <text:s/>) &lt;&lt; endl;</text:span></text:p>
      <text:p text:style-name="P12"><text:span text:style-name="T56">-</text:span><text:span text:style-name="T59">&gt; switch </text:span><text:span text:style-name="T112">–</text:span><text:span text:style-name="T123"> used for multiply if statements</text:span></text:p>
      <text:p text:style-name="P31"><text:span text:style-name="T5"><text:tab/>switch</text:span>(expression) {</text:p>
      <text:p text:style-name="P32"><text:tab/> <text:s text:c="2"/><text:tab/><text:span text:style-name="T5">case</text:span> constant-expression:</text:p>
      <text:p text:style-name="P32"><text:s text:c="6"/><text:tab/><text:tab/>statement(s);</text:p>
      <text:p text:style-name="P32"><text:s text:c="6"/><text:tab/><text:tab/><text:span text:style-name="T5">break</text:span>; <text:tab/>//optional</text:p>
      <text:p text:style-name="P32"><text:s text:c="3"/><text:tab/><text:tab/>// you can have any number of case statements.</text:p>
      <text:p text:style-name="P32"><text:s text:c="3"/><text:tab/><text:tab/><text:span text:style-name="T5">default</text:span>: <text:tab/><text:tab/>//Optional</text:p>
      <text:p text:style-name="P32"><text:s text:c="6"/><text:tab/><text:tab/>statement(s);<text:tab/>}</text:p>
      <text:p text:style-name="P12"><text:span text:style-name="T56">-</text:span><text:span text:style-name="T57">&gt; for (int i = 0; i &lt; n; i++){...;}</text:span><text:span text:style-name="T121"> - basic for loop</text:span></text:p>
      <text:p text:style-name="P33"><text:tab/>for (int i {1}<text:span text:style-name="T5">,</text:span> j {5} ; i &lt;= 5; ++i<text:span text:style-name="T5">,</text:span> ++j) {</text:p>
      <text:p text:style-name="P33"><text:tab/><text:tab/>cout &lt;&lt; i &lt;&lt; “ * “ &lt;&lt; j &lt;&lt; “ : “ &lt;&lt; (i * j) &lt;&lt; endl;</text:p>
      <text:p text:style-name="P68"><text:tab/>}</text:p>
      <text:p text:style-name="P27"><text:span text:style-name="T62">-</text:span><text:span text:style-name="T63">&gt; </text:span><text:span text:style-name="T64">for (var_type var_name: sequence) {...;</text:span><text:span text:style-name="T49">}</text:span><text:span text:style-name="T106"> - range-based for loops</text:span></text:p>
      <text:p text:style-name="P25"><text:span text:style-name="T106"><text:tab/></text:span><text:span text:style-name="T107">for (</text:span><text:span text:style-name="T110">auto</text:span><text:span text:style-name="T108">/</text:span><text:span text:style-name="T111">int</text:span><text:span text:style-name="T107"> score : scores) </text:span></text:p>
      <text:p text:style-name="P50"><text:tab/><text:tab/>cout &lt;&lt; score &lt;&lt; endl;</text:p>
      <text:p text:style-name="P28"><text:span text:style-name="T62">-</text:span><text:span text:style-name="T65">&gt; </text:span><text:span text:style-name="T66">while (expression) {...;</text:span><text:span text:style-name="T65">}</text:span><text:span text:style-name="T130"> </text:span><text:span text:style-name="T160">- basic while loop</text:span></text:p>
      <text:p text:style-name="P28"><text:span text:style-name="T65">-&gt; </text:span><text:span text:style-name="T67">do {...;</text:span><text:span text:style-name="T65">} while (expression);</text:span><text:span text:style-name="T160"> - basic do-while loop</text:span></text:p>
      <text:p text:style-name="P26"><text:span text:style-name="T118"><text:tab/></text:span><text:span text:style-name="T126">int number {};</text:span></text:p>
      <text:p text:style-name="P34"><text:tab/><text:tab/>do {</text:p>
      <text:p text:style-name="P34"><text:tab/><text:tab/><text:tab/>cout &lt;&lt; “Enter an integer between 1 and 5: “;</text:p>
      <text:p text:style-name="P34"><text:tab/><text:tab/><text:tab/>cin &gt;&gt; number;</text:p>
      <text:p text:style-name="P49"><text:tab/><text:tab/>} while (number &lt;= 1 || number &gt;= 5);</text:p>
      <text:p text:style-name="P55"><text:span text:style-name="T9">-</text:span><text:span text:style-name="T29">&gt; abs()</text:span><text:span text:style-name="T212"> - return absolute value</text:span></text:p>
      <text:p text:style-name="P55"><text:tab/><text:span text:style-name="T98">int n = std::abs(-10);</text:span></text:p>
      <text:p text:style-name="P55"><text:span text:style-name="T9">-</text:span><text:span text:style-name="T33">&gt; (int)c / (char)n </text:span><text:span text:style-name="T225">– conversion betwee</text:span><text:span text:style-name="T217">n int and char</text:span></text:p>
      <text:p text:style-name="P79"><text:tab/>int n = (int)arr[i] + 1;</text:p>
      <text:p text:style-name="P80"><text:tab/>char c = (char)n;</text:p>
      <text:p text:style-name="P57"><text:tab/></text:p>
      <text:p text:style-name="P54"/>
      <text:p text:style-name="P7">1) variables:</text:p>
      <text:p text:style-name="P14"/>
      <text:p text:style-name="P36"><text:span text:style-name="T19">-</text:span><text:span text:style-name="T20">&gt; </text:span><text:span text:style-name="T19">int age;</text:span><text:span text:style-name="T131"> - uninitiliazed </text:span><text:span text:style-name="T132">(not a good practice)</text:span></text:p>
      <text:p text:style-name="P35"><text:span text:style-name="T20">-&gt; </text:span><text:span text:style-name="T19">int age = 21; </text:span><text:span text:style-name="T131">- C-like initilization</text:span></text:p>
      <text:p text:style-name="P35"><text:soft-page-break/><text:span text:style-name="T19">-</text:span><text:span text:style-name="T20">&gt; </text:span><text:span text:style-name="T19">int age (21); </text:span><text:span text:style-name="T131">- Constructor initilization</text:span></text:p>
      <text:p text:style-name="P35"><text:span text:style-name="T19">-</text:span><text:span text:style-name="T20">&gt; </text:span><text:span text:style-name="T19">int age {21}; </text:span><text:span text:style-name="T131">- c++11 list initilization syntax; helps to catch an error, <text:tab/></text:span><text:span text:style-name="T91">recommended</text:span><text:span text:style-name="T131"> <text:tab/></text:span></text:p>
      <text:p text:style-name="P38"><text:span text:style-name="T9">-</text:span><text:span text:style-name="T20">&gt; </text:span><text:span text:style-name="T9">unsigned</text:span><text:span text:style-name="T8">/signed </text:span><text:span text:style-name="T9">short</text:span><text:span text:style-name="T8"> int</text:span> # at least 16 bits</text:p>
      <text:p text:style-name="P38"><text:span text:style-name="T9">-</text:span><text:span text:style-name="T20">&gt; </text:span><text:span text:style-name="T9">unsigned</text:span><text:span text:style-name="T8">/signed </text:span><text:span text:style-name="T9">int</text:span><text:span text:style-name="T8"> </text:span># at least 16 bits</text:p>
      <text:p text:style-name="P38"><text:span text:style-name="T9">-</text:span><text:span text:style-name="T20">&gt; </text:span><text:span text:style-name="T9">unsigned</text:span><text:span text:style-name="T8">/signed </text:span><text:span text:style-name="T9">long</text:span><text:span text:style-name="T8"> int</text:span> # # at least 32 bits</text:p>
      <text:p text:style-name="P38"><text:span text:style-name="T9">-</text:span><text:span text:style-name="T20">&gt; </text:span><text:span text:style-name="T9">unsigned/signed long long int </text:span><text:span text:style-name="T144"># at least 64 bits</text:span></text:p>
      <text:p text:style-name="P37"><text:span text:style-name="T9">-</text:span><text:span text:style-name="T20">&gt; </text:span><text:span text:style-name="T9">float</text:span> – 7 decimal digits</text:p>
      <text:p text:style-name="P36"><text:span text:style-name="T21">-</text:span><text:span text:style-name="T20">&gt; </text:span><text:span text:style-name="T21">double</text:span><text:span text:style-name="T178"> – 15 decimal digits</text:span></text:p>
      <text:p text:style-name="P37"><text:span text:style-name="T9">-</text:span><text:span text:style-name="T20">&gt; </text:span><text:span text:style-name="T9">long double</text:span><text:span text:style-name="T8"> </text:span>– 19 decimal digits</text:p>
      <text:p text:style-name="P37"><text:span text:style-name="T9">-</text:span><text:span text:style-name="T22">&gt; bool </text:span><text:span text:style-name="T179">– true/false</text:span></text:p>
      <text:p text:style-name="Preformatted_20_Text"/>
      <text:p text:style-name="Preformatted_20_Text"/>
      <text:p text:style-name="P8">a) climits:</text:p>
      <text:p text:style-name="P15"/>
      <text:p text:style-name="P17">-<text:span text:style-name="T181">&gt; #include &lt;climits&gt;</text:span></text:p>
      <text:p text:style-name="P15"><text:span text:style-name="T9">-&gt; INT_MIN / INT_MAX </text:span>– minimum, maximum value of variable. Other popular <text:tab/>possibilities: CHAR, SHRT, LONG)</text:p>
      <text:p text:style-name="P21"/>
      <text:p text:style-name="P21"/>
      <text:p text:style-name="P5">a) cmath:</text:p>
      <text:p text:style-name="Preformatted_20_Text"/>
      <text:p text:style-name="P16">-<text:span text:style-name="T213">&gt; #include &lt;cmath&gt;</text:span></text:p>
      <text:p text:style-name="Preformatted_20_Text"><text:span text:style-name="T50">-&gt; pow(val, pow)</text:span><text:span text:style-name="T211"> – raises to a given power</text:span></text:p>
      <text:p text:style-name="Preformatted_20_Text"><text:span text:style-name="T9">-</text:span><text:span text:style-name="T31">&gt; round(val)</text:span><text:span text:style-name="T213"> – rounds to t</text:span><text:span text:style-name="T168">he nearest int value</text:span></text:p>
      <text:p text:style-name="P56"><text:tab/><text:span text:style-name="T83">mean_val = round(mean_val * 100) / 100;</text:span></text:p>
      <text:p text:style-name="P56">-&gt; log2</text:p>
      <text:p text:style-name="P56">-&gt; sqrt</text:p>
      <text:p text:style-name="P56">-&gt; ceil</text:p>
      <text:p text:style-name="Preformatted_20_Text">-&gt; floor</text:p>
      <text:p text:style-name="Preformatted_20_Text">-&gt; sin</text:p>
      <text:p text:style-name="Preformatted_20_Text">-&gt; cos</text:p>
      <text:p text:style-name="Preformatted_20_Text">-&gt; tan</text:p>
      <text:p text:style-name="Preformatted_20_Text">-&gt; abs</text:p>
      <text:p text:style-name="Preformatted_20_Text"/>
      <text:p text:style-name="P5">b) iostream:</text:p>
      <text:p text:style-name="P23"/>
      <text:p text:style-name="P19">-<text:span text:style-name="T185">&gt; #include &lt;iostream&gt;</text:span></text:p>
      <text:p text:style-name="Preformatted_20_Text"><text:span text:style-name="T9">-</text:span><text:span text:style-name="T18">&gt;</text:span><text:span text:style-name="T9"> cout</text:span> – <text:span text:style-name="T2">print output to the console</text:span></text:p>
      <text:p text:style-name="Preformatted_20_Text"><text:span text:style-name="T9">-</text:span><text:span text:style-name="T18">&gt;</text:span><text:span text:style-name="T9"> cin </text:span>– <text:span text:style-name="T2">take input from the keyboard</text:span></text:p>
      <text:p text:style-name="Preformatted_20_Text"><text:span text:style-name="T9">-</text:span><text:span text:style-name="T17">&gt; endl </text:span><text:span text:style-name="T127">– insert “\n”</text:span></text:p>
      <text:p text:style-name="Preformatted_20_Text"/>
      <text:p text:style-name="P9">c) iomanip:</text:p>
      <text:p text:style-name="P41"><text:span text:style-name="T9">-</text:span><text:span text:style-name="T26">&gt; </text:span><text:span text:style-name="T9">std::boolalpha</text:span> # will display true/false</text:p>
      <text:p text:style-name="P41"><text:span text:style-name="T9">-</text:span><text:span text:style-name="T26">&gt; </text:span><text:span text:style-name="T9">std::noboolalpha</text:span><text:span text:style-name="T3"> </text:span># will display 1/0</text:p>
      <text:p text:style-name="P22"/>
      <text:p text:style-name="Preformatted_20_Text"/>
      <text:p text:style-name="P5">c) cctype:</text:p>
      <text:p text:style-name="P5"/>
      <text:p text:style-name="P16">-<text:span text:style-name="T231">&gt; #include &lt;cctype&gt;</text:span></text:p>
      <text:p text:style-name="P16">-&gt; isalnum</text:p>
      <text:p text:style-name="P16">-&gt; isalpha</text:p>
      <text:p text:style-name="P16">-&gt; isdigit</text:p>
      <text:p text:style-name="P16">-&gt; islower –<text:span text:style-name="T144"> </text:span><text:span text:style-name="T151">checking if char is lowercase, return bool</text:span></text:p>
      <text:p text:style-name="P16">-&gt; isprint</text:p>
      <text:p text:style-name="P16">-&gt; ispunct</text:p>
      <text:p text:style-name="P67"><text:span text:style-name="T9">-&gt; isspace </text:span><text:span text:style-name="T144">-</text:span><text:span text:style-name="T9"> </text:span><text:span text:style-name="T151">checking if char is </text:span><text:span text:style-name="T157">space</text:span><text:span text:style-name="T151">, return bool</text:span></text:p>
      <text:p text:style-name="P16">-&gt; isupper</text:p>
      <text:p text:style-name="P16">-&gt; tolower –<text:span text:style-name="T144"> </text:span><text:span text:style-name="T150">converts given char to lowercase</text:span></text:p>
      <text:p text:style-name="P16"><text:span text:style-name="T150"><text:tab/></text:span><text:span text:style-name="T89">std::tolower(‘A’)<text:tab/></text:span><text:span text:style-name="T150"><text:tab/><text:tab/><text:tab/><text:tab/><text:tab/><text:tab/><text:tab/># out: ‘a’</text:span></text:p>
      <text:p text:style-name="P16">-&gt; toupper</text:p>
      <text:p text:style-name="Preformatted_20_Text"/>
      <text:p text:style-name="P5">d) string:</text:p>
      <text:p text:style-name="Preformatted_20_Text"/>
      <text:p text:style-name="Preformatted_20_Text"><text:soft-page-break/></text:p>
      <text:p text:style-name="Preformatted_20_Text">-<text:span text:style-name="T9">&gt; at</text:span></text:p>
      <text:p text:style-name="P16">-&gt; front</text:p>
      <text:p text:style-name="P16">-&gt; str.back()</text:p>
      <text:p text:style-name="P16">-&gt; empty</text:p>
      <text:p text:style-name="P16">-&gt; length/size</text:p>
      <text:p text:style-name="P16">-&gt; clear</text:p>
      <text:p text:style-name="P16">-&gt; insert</text:p>
      <text:p text:style-name="P61">-&gt; erase<text:span text:style-name="T117">(size_t pos = 0, size_t len = npos) </text:span><text:span text:style-name="T161">- </text:span><text:span text:style-name="T158">Erases part of the string, <text:tab/>reducing its length.</text:span></text:p>
      <text:p text:style-name="P61"><text:span text:style-name="T92"><text:tab/></text:span><text:span text:style-name="Source_20_Text"><text:span text:style-name="T92">str.erase (10,8);</text:span></text:span></text:p>
      <text:p text:style-name="P61"><text:span text:style-name="Source_20_Text"><text:span text:style-name="T92"><text:tab/>str.erase (str.begin()+5, str.end()-9);</text:span></text:span></text:p>
      <text:p text:style-name="P16">-&gt; push_back</text:p>
      <text:p text:style-name="P16">-&gt; str.pop_back()</text:p>
      <text:p text:style-name="P16">-&gt; append</text:p>
      <text:p text:style-name="P16">-&gt; compare</text:p>
      <text:p text:style-name="P16">-&gt; replace</text:p>
      <text:p text:style-name="P64"><text:span text:style-name="T9">-&gt; substr</text:span><text:span text:style-name="T35">(</text:span><text:span text:style-name="T68">size_t pos = 0, size_t len = npos)</text:span><text:span text:style-name="T8"> </text:span>- <text:span text:style-name="T113">Returns a newly constructed <text:tab/></text:span><text:span text:style-name="Example"><text:span text:style-name="T113">string</text:span></text:span><text:span text:style-name="T113"> object with its value initialized to a copy of a substring of this <text:tab/>object. The substring is the portion of the object that starts at <text:tab/>character position </text:span><text:span text:style-name="Variable"><text:span text:style-name="T113">pos</text:span></text:span><text:span text:style-name="T113"> and spans </text:span><text:span text:style-name="Variable"><text:span text:style-name="T113">len</text:span></text:span><text:span text:style-name="T113"> characters (or until the end of the <text:tab/>string, whichever comes first).</text:span></text:p>
      <text:p text:style-name="P64"><text:span text:style-name="T95"><text:tab/></text:span><text:span text:style-name="Source_20_Text"><text:span text:style-name="T97">std::string str=</text:span></text:span><text:span text:style-name="User_20_Entry"><text:span text:style-name="T97">"We think in generalities, but we live in details."</text:span></text:span><text:span text:style-name="Source_20_Text"><text:span text:style-name="T97">;</text:span></text:span></text:p>
      <text:p text:style-name="P64"><text:span text:style-name="Source_20_Text"><text:span text:style-name="T97"><text:tab/>std::string str2 = str.substr (3,5); <text:s text:c="4"/><text:tab/><text:tab/><text:tab/></text:span></text:span><text:span text:style-name="Source_20_Text"><text:span text:style-name="T165"># out:</text:span></text:span><text:span text:style-name="Citation"><text:span text:style-name="T166"> "think"</text:span></text:span></text:p>
      <text:p text:style-name="P64"><text:span text:style-name="T9">-&gt; find</text:span><text:span text:style-name="T35">(substr)</text:span><text:span text:style-name="T9"> </text:span>- <text:span text:style-name="T113">Searches the string for the first occurrence of the sequence <text:tab/>specified by </text:span><text:span text:style-name="T115">i</text:span><text:span text:style-name="T113">ts arguments, </text:span><text:span text:style-name="T116">return size_t or std::string::npos</text:span></text:p>
      <text:p text:style-name="P64"><text:span text:style-name="T116"><text:tab/></text:span><text:span text:style-name="Source_20_Text"><text:span text:style-name="T96">std::size_t found = str.find(str2);</text:span></text:span></text:p>
      <text:p text:style-name="P64"><text:span text:style-name="T9">-&gt; rfind </text:span><text:span text:style-name="T158">- </text:span><text:span text:style-name="T155">f</text:span><text:span text:style-name="T158">ind last occurrence of content in string.</text:span></text:p>
      <text:p text:style-name="P65"><text:span text:style-name="T9">-&gt; std::string::npos </text:span><text:span text:style-name="T144">- </text:span><text:span text:style-name="T156">m</text:span><text:span text:style-name="T158">aximum value for size_t.</text:span></text:p>
      <text:p text:style-name="P16">-&gt; stoi</text:p>
      <text:p text:style-name="P16">-&gt; stol</text:p>
      <text:p text:style-name="P16">-&gt; stof</text:p>
      <text:p text:style-name="P16">-&gt; stod</text:p>
      <text:p text:style-name="P16">-&gt; to_string</text:p>
      <text:p text:style-name="P16">-&gt; getline</text:p>
      <text:p text:style-name="Preformatted_20_Text"/>
      <text:p text:style-name="P5">e) iterator:</text:p>
      <text:p text:style-name="Preformatted_20_Text"/>
      <text:p text:style-name="Preformatted_20_Text"><text:span text:style-name="T9">-</text:span><text:span text:style-name="T32">&gt;</text:span><text:span text:style-name="T9"> begin/rbegin</text:span> – <text:span text:style-name="T224">iterator pointing at the first element or first reversed</text:span></text:p>
      <text:p text:style-name="P62"><text:span text:style-name="T9">-</text:span><text:span text:style-name="T32">&gt;</text:span><text:span text:style-name="T9"> end/rend</text:span><text:span text:style-name="T82"> </text:span>- <text:span text:style-name="T224">iterator pointing at the </text:span><text:span text:style-name="T109">last</text:span><text:span text:style-name="T224"> element or last reversed</text:span></text:p>
      <text:p text:style-name="Preformatted_20_Text">-&gt; advance</text:p>
      <text:p text:style-name="Preformatted_20_Text">-&gt; next</text:p>
      <text:p text:style-name="Preformatted_20_Text">-&gt; prev</text:p>
      <text:p text:style-name="Preformatted_20_Text">-&gt; back_inserter</text:p>
      <text:p text:style-name="Preformatted_20_Text">-&gt; front_inserter</text:p>
      <text:p text:style-name="Preformatted_20_Text"/>
      <text:p text:style-name="P5">f) algorithm</text:p>
      <text:p text:style-name="Preformatted_20_Text"/>
      <text:p text:style-name="Preformatted_20_Text"><text:span text:style-name="T9">-</text:span><text:span text:style-name="T38">&gt; any_of(</text:span><text:span text:style-name="T9">InputIt first, InputIt last, UnaryPredicate p</text:span><text:span text:style-name="T38">)</text:span><text:span text:style-name="T232"> - </text:span>checks if a predicate <text:tab/>is true for any of the elements in a range </text:p>
      <text:p text:style-name="P51"><text:tab/><text:span text:style-name="T134">if(std::any_of(temp.begin(), temp.end(), [](int i){return i == 1;}))</text:span></text:p>
      <text:p text:style-name="P66"><text:span text:style-name="T74">-</text:span><text:span text:style-name="T75">&gt; accumulate(</text:span><text:span text:style-name="T9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53"><text:span text:style-name="T216"><text:tab/></text:span>int product = std::accumulate(v.begin(), v.end(), 1, <text:tab/><text:tab/><text:tab/><text:tab/><text:tab/><text:tab/>std::multiplies&lt;int&gt;());</text:p>
      <text:p text:style-name="Preformatted_20_Text"><text:span text:style-name="T9">-</text:span><text:span text:style-name="T36">&gt; copy(</text:span><text:span text:style-name="T9">InputIt first, InputIt last, OutputIt d_first</text:span><text:span text:style-name="T36">) </text:span><text:span text:style-name="T230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reformatted_20_Text"><text:span text:style-name="T81"><text:tab/>std::copy(from_vector.begin(), from_vector.end(), <text:tab/><text:tab/><text:tab/><text:tab/><text:tab/><text:tab/>std::back_inserter(to_vector));</text:span></text:p>
      <text:p text:style-name="P29"><text:span text:style-name="T9">-</text:span><text:span text:style-name="T28">&gt;</text:span><text:span text:style-name="T9"> </text:span><text:span text:style-name="T28">count(InputIt first, InputIt last, const T &amp;value)</text:span><text:span text:style-name="T187"> - </text:span>Returns the number of <text:span text:style-name="T184"><text:tab/>elements in the range </text:span><text:span text:style-name="Source_20_Text"><text:span text:style-name="T184">[first, last) </text:span></text:span><text:span text:style-name="T184">satisfying <text:tab/>specific criteria.</text:span></text:p>
      <text:p text:style-name="P2"><text:tab/><text:span text:style-name="T83">total += std::count(t.begin(), t.end(), 1)</text:span></text:p>
      <text:p text:style-name="P63"><text:soft-page-break/><text:span text:style-name="T39">-</text:span><text:span text:style-name="T47">&gt; includes(</text:span><text:span text:style-name="T37">InputIt1 first1, InputIt1 last1, </text:span><text:span text:style-name="T9">InputIt2 first2, InputIt2 last2</text:span><text:span text:style-name="T37">) </text:span><text:span text:style-name="T140">- <text:tab/>Returns true if the sorted range </text:span><text:span text:style-name="Source_20_Text"><text:span text:style-name="T140">[first2, last2)</text:span></text:span><text:span text:style-name="T140"> is a subsequence of the <text:tab/>sorted range </text:span><text:span text:style-name="Source_20_Text"><text:span text:style-name="T140">[first1, last1)</text:span></text:span><text:span text:style-name="T140">.</text:span></text:p>
      <text:p text:style-name="P52"><text:span text:style-name="T140"><text:tab/>std::includes(arr2.begin(), arr2.end(), arr1.begin(), arr1.end());</text:span></text:p>
      <text:p text:style-name="P58"><text:span text:style-name="T9">-</text:span><text:span text:style-name="T30">&gt; reverse(</text:span><text:span text:style-name="T28">InputIt first, InputIt last</text:span><text:span text:style-name="T30">) –</text:span><text:span text:style-name="T148"> returns a reversed container</text:span></text:p>
      <text:p text:style-name="P58"><text:span text:style-name="T148"><text:tab/></text:span><text:span text:style-name="T88">std::reverse(arr.begin(), arr.end());</text:span></text:p>
      <text:p text:style-name="P63"><text:span text:style-name="T42">-&gt; </text:span><text:span text:style-name="T43">rotate(</text:span><text:span text:style-name="T34">ForwardIt first, ForwardIt n_first, ForwardIt last)</text:span><text:span text:style-name="T149"> – performs a left </text:span><text:span text:style-name="T176"><text:tab/>rotation on a range of elements</text:span></text:p>
      <text:p text:style-name="P63"><text:span text:style-name="T176"><text:tab/></text:span><text:span text:style-name="T99">std::rotate(arr.begin(), arr.begin() + </text:span><text:span text:style-name="T100">3</text:span><text:span text:style-name="T99">, arr.end());</text:span></text:p>
      <text:p text:style-name="Preformatted_20_Text"><text:span text:style-name="T39">-</text:span><text:span text:style-name="T47">&gt; sort((RandomIt first, RandomIt last, Compare comp) </text:span><text:span text:style-name="T153">- Sorts the elements in <text:tab/>the range </text:span><text:span text:style-name="Source_20_Text"><text:span text:style-name="T153">[first, last)</text:span></text:span><text:span text:style-name="T153"> in non-descending order. The order of equal <text:tab/>elements is not guaranteed to be preserved. A sequence is sorted with <text:tab/>respect to a comparator </text:span><text:span text:style-name="Source_20_Text"><text:span text:style-name="T153">comp</text:span></text:span><text:span text:style-name="Source_20_Text"><text:span text:style-name="T78">.</text:span></text:span></text:p>
      <text:p text:style-name="Preformatted_20_Text"><text:span text:style-name="Source_20_Text"><text:span text:style-name="T78"><text:tab/></text:span></text:span><text:span text:style-name="Source_20_Text"><text:span text:style-name="T90">std::sort(s.begin(), s.end(), [](int a, int b) {</text:span></text:span><text:span text:style-name="T81">return a &gt; b;});</text:span></text:p>
      <text:p text:style-name="Preformatted_20_Text"><text:span text:style-name="Source_20_Text"><text:span text:style-name="T78"/></text:span></text:p>
      <text:p text:style-name="Preformatted_20_Text"><text:span text:style-name="T39">-</text:span><text:span text:style-name="T44">&gt; transform(</text:span><text:span text:style-name="T9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226">S</text:span><text:span text:style-name="Source_20_Text">td::transform</text:span> <text:span text:style-name="T133">does not guarantee</text:span> in-<text:span text:style-name="T169"><text:tab/>order application of </text:span><text:span text:style-name="Source_20_Text"><text:span text:style-name="T169">unary_op</text:span></text:span><text:span text:style-name="T169"> or </text:span><text:span text:style-name="Source_20_Text"><text:span text:style-name="T169">binary_op</text:span></text:span><text:span text:style-name="T169">. </text:span></text:p>
      <text:p text:style-name="P80"><text:tab/>std::transform(nums.begin(), nums.end(), nums.begin(),</text:p>
      <text:p text:style-name="P80"><text:tab/><text:tab/>[](float i) -&gt; float { return i * i; });</text:p>
      <text:p text:style-name="P46"/>
      <text:p text:style-name="P56"/>
      <text:p text:style-name="P56">-&gt; sort </text:p>
      <text:p text:style-name="P30">-&gt; remove</text:p>
      <text:p text:style-name="Preformatted_20_Text">-&gt;set_intersection</text:p>
      <text:p text:style-name="Preformatted_20_Text"/>
      <text:p text:style-name="P5">g) vector</text:p>
      <text:p text:style-name="P5"/>
      <text:p text:style-name="P16">-<text:span text:style-name="T181">&gt; #include &lt;vector&gt;</text:span></text:p>
      <text:p text:style-name="P18">-<text:span text:style-name="T182">&gt; std::vector&lt;int&gt; v {10, 0}; </text:span><text:span text:style-name="T145">- l</text:span><text:span text:style-name="T154">ist</text:span><text:span text:style-name="T145"> initialization, out: 2 elements {10, 0}</text:span></text:p>
      <text:p text:style-name="P20"><text:span text:style-name="T9">-</text:span><text:span text:style-name="T24">&gt; std::vector&lt;int&gt; v (10, 0); </text:span><text:span text:style-name="T145">- constructor initialization, out: 10 elements <text:tab/>initialized to 0</text:span></text:p>
      <text:p text:style-name="P44"><text:span text:style-name="T52">-</text:span><text:span text:style-name="T53">&gt; v</text:span><text:span text:style-name="T52">.at(element_index)</text:span><text:span text:style-name="T4"> -</text:span><text:span text:style-name="T114"> method to access a vector element</text:span></text:p>
      <text:p text:style-name="P44"><text:span text:style-name="T52">-</text:span><text:span text:style-name="T53">&gt; v</text:span><text:span text:style-name="T52">.front()</text:span><text:span text:style-name="T128"> -</text:span><text:span text:style-name="T162"> </text:span><text:span text:style-name="T163">r</text:span><text:span text:style-name="T162">eference to the first element in the vector</text:span></text:p>
      <text:p text:style-name="P44"><text:span text:style-name="T52">-</text:span><text:span text:style-name="T53">&gt; v</text:span><text:span text:style-name="T52">.b</text:span><text:span text:style-name="T54">ack</text:span><text:span text:style-name="T52">()</text:span><text:span text:style-name="T129"> </text:span><text:span text:style-name="T128">-</text:span><text:span text:style-name="T162"> </text:span><text:span text:style-name="T163">r</text:span><text:span text:style-name="T162">eference to the l</text:span><text:span text:style-name="T164">ast</text:span><text:span text:style-name="T162"> element in the vector</text:span></text:p>
      <text:p text:style-name="P45"><text:span text:style-name="T167">-</text:span><text:span text:style-name="T55">&gt; </text:span><text:span text:style-name="T52">v.size()</text:span><text:span text:style-name="T4"> </text:span><text:span text:style-name="T159">- return length of the vector as size_type</text:span></text:p>
      <text:p text:style-name="P39"><text:span text:style-name="T9">-</text:span><text:span text:style-name="T25">&gt; </text:span><text:span text:style-name="T9">v.empty()</text:span><text:span text:style-name="T3"> -</text:span><text:span text:style-name="T144"> </text:span><text:span text:style-name="T146">c</text:span><text:span text:style-name="T144">hecks if the container has no elements</text:span></text:p>
      <text:p text:style-name="P39"><text:span text:style-name="T9">-</text:span><text:span text:style-name="T25">&gt; </text:span><text:span text:style-name="T9">v.push_back(element)</text:span><text:span text:style-name="T144"> - add a new element to the end of the list</text:span></text:p>
      <text:p text:style-name="P39"><text:span text:style-name="T9">-</text:span><text:span text:style-name="T25">&gt; </text:span><text:span text:style-name="T9">v.pop_back() -</text:span><text:span text:style-name="T144"> </text:span><text:span text:style-name="T147">r</text:span><text:span text:style-name="T144">emoves the last element in the vector, effectively <text:tab/>reducing <text:tab/>the container size by one</text:span></text:p>
      <text:p text:style-name="P69"><text:span text:style-name="T8">-</text:span><text:span text:style-name="T69">&gt; </text:span><text:span text:style-name="T8">v.clear()</text:span><text:span text:style-name="T144"> - erase all elements from the container.</text:span></text:p>
      <text:p text:style-name="P69"><text:span text:style-name="T144"/></text:p>
      <text:p text:style-name="P69"><text:span text:style-name="T144"/></text:p>
      <text:p text:style-name="P70"><text:span text:style-name="T143">h) map</text:span></text:p>
      <text:p text:style-name="P70"><text:span text:style-name="T144"/></text:p>
      <text:p text:style-name="P70"><text:span text:style-name="T144"/></text:p>
      <text:p text:style-name="P71"><text:span text:style-name="T135">-&gt; #include &lt;map&gt;</text:span></text:p>
      <text:p text:style-name="P76"><text:span text:style-name="T170">-&gt; </text:span><text:span text:style-name="T171">std::map&lt;char, int&gt; </text:span><text:span text:style-name="T170">m </text:span><text:span text:style-name="T171">{}; - </text:span><text:span text:style-name="T170">initialization</text:span></text:p>
      <text:p text:style-name="P72"><text:span text:style-name="T135">-</text:span><text:span text:style-name="T137">&gt; find() - return it to the element, if not found returns m.end() iterator</text:span></text:p>
      <text:p text:style-name="P77"><text:span text:style-name="T172"><text:tab/>auto it = m.find(‘l’);</text:span></text:p>
      <text:p text:style-name="P77"><text:span text:style-name="T172"><text:tab/></text:span><text:span text:style-name="T173">it.first = ‘l’;</text:span></text:p>
      <text:p text:style-name="P77"><text:span text:style-name="T173"><text:tab/>it.second = 1;</text:span></text:p>
      <text:p text:style-name="P72"><text:span text:style-name="T137"/></text:p>
      <text:p text:style-name="P72"><text:span text:style-name="T137"/></text:p>
      <text:p text:style-name="P73"><text:span text:style-name="T221">i</text:span>) set</text:p>
      <text:p text:style-name="P73"><text:span text:style-name="T135"/></text:p>
      <text:p text:style-name="P81">-&gt; #include &lt;set&gt;</text:p>
      <text:p text:style-name="P74"><text:span text:style-name="T71">-&gt; </text:span><text:span text:style-name="T70">std::set&lt;char&gt; s;</text:span><text:span text:style-name="T135"> - </text:span><text:span text:style-name="T138">set initialization</text:span></text:p>
      <text:p text:style-name="P78"><text:span text:style-name="T76">-</text:span><text:span text:style-name="T73">&gt; size()</text:span><text:span text:style-name="T77"> </text:span><text:span text:style-name="T175">- returns number of elements;</text:span></text:p>
      <text:p text:style-name="P78"><text:span text:style-name="T174">-</text:span><text:span text:style-name="T72">&gt; insert()</text:span><text:span text:style-name="T174"> - </text:span><text:span text:style-name="T175">insert</text:span><text:span text:style-name="T174"> element to set</text:span></text:p>
      <text:p text:style-name="P75"><text:span text:style-name="T45">-</text:span><text:span text:style-name="T46">&gt; count()</text:span><text:span text:style-name="T142"> - </text:span><text:span text:style-name="T139">returns the number of elements matching specific key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1T17:11:24.908325415</dc:date>
    <meta:editing-duration>PT5H6M55S</meta:editing-duration>
    <meta:editing-cycles>59</meta:editing-cycles>
    <meta:generator>LibreOffice/6.4.3.2$Linux_X86_64 LibreOffice_project/40$Build-2</meta:generator>
    <meta:document-statistic meta:table-count="0" meta:image-count="0" meta:object-count="0" meta:page-count="4" meta:paragraph-count="188" meta:word-count="1283" meta:character-count="7781" meta:non-whitespace-character-count="6499"/>
  </office:meta>
</office:document-meta>
</file>